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Medium" svg:font-family="'Noto Sans CJK KR Medium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0dcb31" officeooo:paragraph-rsid="000dcb31"/>
    </style:style>
    <style:style style:name="P2" style:family="paragraph" style:parent-style-name="Preformatted_20_Text">
      <style:paragraph-properties fo:text-align="start" style:justify-single-word="false"/>
      <style:text-properties officeooo:rsid="000dcb31" officeooo:paragraph-rsid="000dcb31"/>
    </style:style>
    <style:style style:name="P3" style:family="paragraph" style:parent-style-name="Preformatted_20_Text">
      <style:paragraph-properties fo:text-align="start" style:justify-single-word="false"/>
      <style:text-properties fo:font-size="12pt" fo:font-weight="normal" officeooo:rsid="000dcb31" officeooo:paragraph-rsid="000dcb31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normal" officeooo:rsid="000dcb31" officeooo:paragraph-rsid="000e2e79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0dcb31" officeooo:paragraph-rsid="000e6745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officeooo:rsid="000dcb31" officeooo:paragraph-rsid="00118d9d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2pt" fo:font-weight="normal" officeooo:rsid="000e2e79" officeooo:paragraph-rsid="000e2e79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normal" officeooo:rsid="000e2e79" officeooo:paragraph-rsid="000e6745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2pt" fo:font-weight="normal" officeooo:rsid="000e6745" officeooo:paragraph-rsid="000e6745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2pt" fo:font-weight="normal" officeooo:rsid="000e6745" officeooo:paragraph-rsid="000f8eff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12pt" fo:font-weight="normal" officeooo:rsid="00118d9d" officeooo:paragraph-rsid="000f8eff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fo:font-size="14pt" officeooo:rsid="000dcb31" officeooo:paragraph-rsid="000dcb31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Liberation Serif" fo:font-size="13pt" fo:font-weight="bold" officeooo:rsid="000f8eff" style:font-size-asian="13pt" style:font-weight-asian="bold" style:font-size-complex="13pt" style:font-weight-complex="bold"/>
    </style:style>
    <style:style style:name="T4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fd86a" style:font-size-asian="10.5pt" style:font-weight-asian="normal" style:font-size-complex="12pt" style:font-weight-complex="normal"/>
    </style:style>
    <style:style style:name="T6" style:family="text">
      <style:text-properties style:font-name="Liberation Serif" officeooo:rsid="000e2e79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weight="bold" officeooo:rsid="000e2e79" style:font-weight-asian="bold" style:font-weight-complex="bold"/>
    </style:style>
    <style:style style:name="T9" style:family="text">
      <style:text-properties style:font-name="Liberation Serif" fo:font-weight="bold" officeooo:rsid="000e6745" style:font-weight-asian="bold" style:font-weight-complex="bold"/>
    </style:style>
    <style:style style:name="T10" style:family="text">
      <style:text-properties style:font-name="Liberation Serif" fo:font-weight="bold" officeooo:rsid="00118d9d" style:font-weight-asian="bold" style:font-weight-complex="bold"/>
    </style:style>
    <style:style style:name="T11" style:family="text">
      <style:text-properties style:font-name="Liberation Serif" officeooo:rsid="000e6745"/>
    </style:style>
    <style:style style:name="T12" style:family="text">
      <style:text-properties style:font-name="Liberation Serif" officeooo:rsid="000f8eff"/>
    </style:style>
    <style:style style:name="T13" style:family="text">
      <style:text-properties style:font-name="Liberation Serif" officeooo:rsid="00118d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7">Fast Keyphrase Extraction</text:span></text:p>
      <text:p text:style-name="P1"><text:span text:style-name="T2"/></text:p>
      <text:p text:style-name="P2"><text:span text:style-name="T2">About:</text:span></text:p>
      <text:p text:style-name="P2"><text:span text:style-name="T2"><text:tab/></text:span><text:span text:style-name="T4">This version of keyphrase extraction is an improved version of the previous implementation, which primarily reduces execution time significantly. </text:span><text:span text:style-name="T5">It has changes in tfidf calculation and the approach of running the system. Tfidf being a corpus level measure requires access/calculation on every document in the corpus. So in this approach, the entire corpus is loaded once, and tfidf output files for every doc is obtained in a single run. Other set of measures are computed for every doc sequentially. <text:s/></text:span></text:p>
      <text:p text:style-name="P2"><text:span text:style-name="T2"/></text:p>
      <text:p text:style-name="P2"><text:span text:style-name="T2">Requirements:</text:span></text:p>
      <text:p text:style-name="P3"><text:span text:style-name="T1">* Input folder: transcript (.txt files) </text:span></text:p>
      <text:p text:style-name="P3"><text:span text:style-name="T1">* Output folder: output ( .tab &amp; .key files)</text:span></text:p>
      <text:p text:style-name="P3"><text:span text:style-name="T1"/></text:p>
      <text:p text:style-name="P3"><text:span text:style-name="T1">The input folder path has to be set in “automate_tfidf.py” , “automate.py”, “keyextract.py” <text:s/>and “txt2ascii.py”. The program requires 2 empty files to be created with names, “txt2ascii.txt” and “txt2keyphrase.txt” </text:span></text:p>
      <text:p text:style-name="P3"><text:span text:style-name="T1"/></text:p>
      <text:p text:style-name="P7"><text:span text:style-name="T2">Program execution and its usage:</text:span></text:p>
      <text:p text:style-name="P4"><text:span text:style-name="T6">1 -&gt; </text:span><text:span text:style-name="T8"><text:s/>txt2ascii.py</text:span><text:span text:style-name="T6">: Converts every document in transcripts to ASCII codec. Altough execution time varies with corpus size, it only takes few minutes to run on the entire corpus. </text:span><text:span text:style-name="T8">DOES NOT </text:span><text:span text:style-name="T6">required, if the documents are already in ASCII codec, program can be skipped in this case. </text:span></text:p>
      <text:p text:style-name="P5"><text:span text:style-name="T8">txt2ascii.</text:span><text:span text:style-name="T9">txt </text:span><text:span text:style-name="T11">has a record of all the successfully converted files. Clear the contents of this file, inorder to run the program again.</text:span></text:p>
      <text:p text:style-name="P4"><text:span text:style-name="T6"/></text:p>
      <text:p text:style-name="P8"><text:span text:style-name="T1">2 -&gt; <text:s text:c="2"/></text:span><text:span text:style-name="T9">automate_tfidf.py: <text:s/></text:span><text:span text:style-name="T11">Runs tfidf.py on the entire corpus and produces equivalent “&lt;filename&gt;_tfidf.txt” files. </text:span></text:p>
      <text:p text:style-name="P8"><text:span text:style-name="T11"/></text:p>
      <text:p text:style-name="P9"><text:span text:style-name="T1">3 -&gt; <text:s/></text:span><text:span text:style-name="T7">automate.py: <text:s/></text:span><text:span text:style-name="T1">Runs various measures on the entire corpus and produces equivalent .tab files.</text:span></text:p>
      <text:p text:style-name="P9"><text:span text:style-name="T1">Measures include cue, cscore, dispersion and localspan. </text:span></text:p>
      <text:p text:style-name="P6"><text:span text:style-name="T8">txt2</text:span><text:span text:style-name="T10">keyphrase</text:span><text:span text:style-name="T8">.</text:span><text:span text:style-name="T9">txt </text:span><text:span text:style-name="T11">has a record of all the files </text:span><text:span text:style-name="T13">which has successful keyphrase output</text:span><text:span text:style-name="T11">. Clear the contents of this file, inorder to run the program again </text:span><text:span text:style-name="T13">over the same corpus</text:span><text:span text:style-name="T11">.</text:span></text:p>
      <text:p text:style-name="P9"><text:span text:style-name="T1"/></text:p>
      <text:p text:style-name="P10"><text:span text:style-name="T1">4 -&gt; <text:s/></text:span><text:span text:style-name="T7"><text:s/>keyextract.py: <text:s/></text:span><text:span text:style-name="T1">Converts every .tab file in output folder to .key folder. “</text:span><text:span text:style-name="T12">normalise_data” function in this program holds the keyword filtering algorithm. This algorithm can be changed for improved filtering performance. </text:span></text:p>
      <text:p text:style-name="P10"><text:span text:style-name="T12"/></text:p>
      <text:p text:style-name="P9"><text:span text:style-name="T1">* Execution time varies with the corpus size and takes significant amount of time for pgms 2&amp;3. </text:span></text:p>
      <text:p text:style-name="P10"><text:span text:style-name="T2">*</text:span><text:span text:style-name="T1">* </text:span><text:span text:style-name="T12">Numbers indicate the order of program execution. Changing the order will result in chaos and prolific errors. 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Medium" svg:font-family="'Noto Sans CJK KR Medium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20:37:51.070987189</dc:date>
    <meta:editing-duration>PT9M49S</meta:editing-duration>
    <meta:editing-cycles>1</meta:editing-cycles>
    <meta:document-statistic meta:table-count="0" meta:image-count="0" meta:object-count="0" meta:page-count="1" meta:paragraph-count="17" meta:word-count="334" meta:character-count="2172" meta:non-whitespace-character-count="1834"/>
    <meta:generator>LibreOffice/5.1.6.2$Linux_X86_64 LibreOffice_project/10m0$Build-2</meta:generator>
  </office:meta>
</office:document-meta>
</file>